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weight="bold" style:font-weight-asian="bold" style:font-weight-complex="bold" style:text-underline-type="single" style:text-underline-style="solid" style:text-underline-width="auto" style:text-underline-mode="continuous"/>
    </style:style>
    <style:style style:name="P2" style:parent-style-name="Normal" style:family="paragraph">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style:text-underline-type="single" style:text-underline-style="solid" style:text-underline-width="auto" style:text-underline-mode="continuous"/>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fo:font-style="italic" style:font-style-asian="italic" style:font-style-complex="italic"/>
    </style:style>
    <style:style style:name="P10" style:parent-style-name="Normal" style:family="paragraph">
      <style:text-properties fo:color="#4472C4"/>
    </style:style>
    <style:style style:name="P11" style:parent-style-name="Normal" style:family="paragraph">
      <style:text-properties fo:color="#4472C4"/>
    </style:style>
    <style:style style:name="T12" style:parent-style-name="DefaultParagraphFont" style:family="text">
      <style:text-properties fo:color="#4472C4"/>
    </style:style>
  </office:automatic-styles>
  <office:body>
    <office:text text:use-soft-page-breaks="true">
      <text:p text:style-name="P1">Design Patterns – When and Why</text:p>
      <text:p text:style-name="P2"/>
      <text:p text:style-name="Normal"><text:span text:style-name="T3">Memento</text:span><text:s/>– Implement Undo Mechanisms</text:p>
      <text:p text:style-name="Normal"/>
      <text:p text:style-name="Normal"><text:span text:style-name="T4">State</text:span><text:s/>– Remove the need for large similar if / else statements or Switch statements in our code by using<text:s/><text:span text:style-name="T5">polymorphism</text:span>. Objects can behave differently when state<text:s/>changes. Makes extending code easy, don’t have to make changes in multiple places etc. Easy to add new tool types / states.<text:s/>Similar to strategy pattern, except state is focused on doing different things depending on an applications state. Strategy is more about having a different implementation which accomplishes basically the same thing e.g. different sorting algorithms. This allows one implementation to replace another based on the strategy.</text:p>
      <text:p text:style-name="Normal"/>
      <text:p text:style-name="Normal"><text:span text:style-name="T6">Iterator</text:span><text:s/>– Used to get access to the elements of a collection object (such as list, stack, array etc) without needing to know the underlying data structure. Data is encapsulated separately so changes are easy to make when the data structure is unknown beforehand.</text:p>
      <text:p text:style-name="Normal"/>
      <text:p text:style-name="Normal"><text:span text:style-name="T7">Strategy</text:span><text:s/>– Similar to ‘State’ pattern – When we have different strategies, such as saving different file types or applying<text:s/>different filters to images etc… strategy allows the main program to implement any of the strategies using polymorphism without knowing the underlying implementations. Simply call the same ‘Execute()’ method shared across each strategy interface / abstract class.<text:s/>Also,<text:s/>good way of ensuring the Single Responsibility Principle<text:s/>– each class only responsible for one thing!</text:p>
      <text:p text:style-name="Normal"/>
      <text:p text:style-name="Normal"><text:span text:style-name="T8">Template Method</text:span><text:s/>–<text:s/>More<text:s/><text:span text:style-name="T9">‘granular’</text:span><text:s/>version of Strategy Pattern.<text:s/>Each ‘task’ is implemented as a separate class – allowing app to be closed for editing but open for extension<text:s/>(open-closed principle)<text:s/>as new tasks can be easily added.<text:s/>Allows some steps of an algorithm to be changed, rather than then entire strategy (see strategy pattern).<text:s/>Implementation details are left to child classes using polymorphism.<text:s/>Very similar to strategy pattern… in strategy the entire ‘strategy’ and implantation changes, but usually in template some functionality is shared<text:s/>(the base algorithm), so abstract<text:s/>base<text:s/>class favoured to avoid code duplication. <text:s/>The overall template is already in place, however different parts of the template can be overridden.</text:p>
      <text:p text:style-name="Normal"/>
      <text:p text:style-name="P10">Polymorphism -&gt; Can use an Abstract Class OR interface. Interfaces are generally preferred as Classes can inherit multiple interfaces. However, if objects share common behaviours, abstract classes allow code to be shared, creating more DRY code.</text:p>
      <text:p text:style-name="P11">IF objects share common functionality / code use Abstract Classes</text:p>
      <text:p text:style-name="Normal"><text:span text:style-name="T12">If object only share common method calls, use Interfac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2%"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DAM Craig</meta:initial-creator>
    <dc:creator>ADAM Craig</dc:creator>
    <meta:creation-date>2022-06-26T22:19:00Z</meta:creation-date>
    <dc:date>2022-07-06T15:38:00Z</dc:date>
    <meta:template xlink:href="Normal.dotm" xlink:type="simple"/>
    <meta:editing-cycles>20</meta:editing-cycles>
    <meta:editing-duration>PT5520S</meta:editing-duration>
    <meta:document-statistic meta:page-count="1" meta:paragraph-count="5" meta:word-count="380" meta:character-count="2541" meta:row-count="18" meta:non-whitespace-character-count="2166"/>
  </office:meta>
</office:document-meta>
</file>